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diagonal-bl-tr="none" style:diagonal-tl-br="none" style:text-align-source="fix" style:repeat-content="false" fo:border="0.74pt solid #3f3f3f" style:vertical-align="automatic" loext:vertical-justify="auto"/>
      <style:paragraph-properties fo:text-align="center" css3t:text-justify="auto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vertical-align="automatic" loext:vertical-justify="auto"/>
      <style:paragraph-properties fo:text-align="center" css3t:text-justify="auto" fo:margin-left="0cm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style:text-align-source="value-type" style:repeat-content="false" fo:border="0.74pt solid #000000"/>
      <style:paragraph-properties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no-wrap" fo:border="0.74pt solid #000000" style:vertical-align="automatic"/>
      <style:paragraph-properties fo:text-align="center" fo:margin-left="0cm"/>
    </style:style>
    <style:style style:name="ce6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5"/>
        <table:table-column table:style-name="co1" table:number-columns-repeated="4" table:default-cell-style-name="ce8"/>
        <table:table-row table:style-name="ro1" table:number-rows-repeated="2">
          <table:table-cell/>
          <table:table-cell table:style-name="Default" table:number-columns-repeated="7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Condicional </text:p>
          </table:table-cell>
          <table:covered-table-cell table:style-name="ce3"/>
          <table:covered-table-cell table:style-name="ce4"/>
          <table:table-cell table:style-name="ce6" office:value-type="string" calcext:value-type="string" table:number-columns-spanned="4" table:number-rows-spanned="1">
            <text:p>Calculadora canvi de base </text:p>
          </table:table-cell>
          <table:covered-table-cell table:number-columns-repeated="3" table:style-name="ce9"/>
        </table:table-row>
        <table:table-row table:style-name="ro1">
          <table:table-cell table:number-columns-repeated="4"/>
          <table:table-cell table:style-name="ce7" office:value-type="string" calcext:value-type="string">
            <text:p>Decimal </text:p>
          </table:table-cell>
          <table:table-cell table:style-name="ce7" office:value-type="string" calcext:value-type="string">
            <text:p>Binari </text:p>
          </table:table-cell>
          <table:table-cell table:style-name="ce7" office:value-type="string" calcext:value-type="string">
            <text:p>Octal </text:p>
          </table:table-cell>
          <table:table-cell table:style-name="ce7" office:value-type="string" calcext:value-type="string">
            <text:p>Hexadecimal</text:p>
          </table:table-cell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table:formula="of:=IF([.B5]&gt;=10;&quot;Major&quot;;&quot;Menor&quot;)" office:value-type="string" office:string-value="Major" calcext:value-type="string">
            <text:p>Major</text:p>
          </table:table-cell>
          <table:table-cell table:formula="of:=IF(MOD([.B5];2)=0; &quot;Parell&quot;; &quot;Senar&quot;)" office:value-type="string" office:string-value="Parell" calcext:value-type="string">
            <text:p>Parell</text:p>
          </table:table-cell>
          <table:table-cell table:formula="of:=[.B5]" office:value-type="float" office:value="396" calcext:value-type="float">
            <text:p>396</text:p>
          </table:table-cell>
          <table:table-cell table:formula="of:=DEC2BIN([.E5])" office:value-type="string" office:string-value="110001100" calcext:value-type="string">
            <text:p>110001100</text:p>
          </table:table-cell>
          <table:table-cell table:formula="of:=DEC2OCT([.E5])" office:value-type="string" office:string-value="614" calcext:value-type="string">
            <text:p>614</text:p>
          </table:table-cell>
          <table:table-cell table:formula="of:=DEC2HEX([.E5])" office:value-type="string" office:string-value="18C" calcext:value-type="string">
            <text:p>18C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6]&gt;=10;&quot;Major&quot;;&quot;Menor&quot;)" office:value-type="string" office:string-value="Menor" calcext:value-type="string">
            <text:p>Menor</text:p>
          </table:table-cell>
          <table:table-cell table:formula="of:=IF(MOD([.B6];2)=0; &quot;Parell&quot;; &quot;Senar&quot;)" office:value-type="string" office:string-value="Parell" calcext:value-type="string">
            <text:p>Parell</text:p>
          </table:table-cell>
          <table:table-cell table:formula="of:=[.B6]" office:value-type="float" office:value="2" calcext:value-type="float">
            <text:p>2</text:p>
          </table:table-cell>
          <table:table-cell table:formula="of:=DEC2BIN([.E6])" office:value-type="string" office:string-value="10" calcext:value-type="string">
            <text:p>10</text:p>
          </table:table-cell>
          <table:table-cell table:formula="of:=DEC2OCT([.E6])" office:value-type="string" office:string-value="2" calcext:value-type="string">
            <text:p>2</text:p>
          </table:table-cell>
          <table:table-cell table:formula="of:=DEC2HEX([.E6])" office:value-type="string" office:string-value="2" calcext:value-type="string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7]&gt;=10;&quot;Major&quot;;&quot;Menor&quot;)" office:value-type="string" office:string-value="Menor" calcext:value-type="string">
            <text:p>Menor</text:p>
          </table:table-cell>
          <table:table-cell table:formula="of:=IF(MOD([.B7];2)=0; &quot;Parell&quot;; &quot;Senar&quot;)" office:value-type="string" office:string-value="Senar" calcext:value-type="string">
            <text:p>Senar</text:p>
          </table:table-cell>
          <table:table-cell table:formula="of:=[.B7]" office:value-type="float" office:value="5" calcext:value-type="float">
            <text:p>5</text:p>
          </table:table-cell>
          <table:table-cell table:formula="of:=DEC2BIN([.E7])" office:value-type="string" office:string-value="101" calcext:value-type="string">
            <text:p>101</text:p>
          </table:table-cell>
          <table:table-cell table:formula="of:=DEC2OCT([.E7])" office:value-type="string" office:string-value="5" calcext:value-type="string">
            <text:p>5</text:p>
          </table:table-cell>
          <table:table-cell table:formula="of:=DEC2HEX([.E7])" office:value-type="string" office:string-value="5" calcext:value-type="string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8]&gt;=10;&quot;Major&quot;;&quot;Menor&quot;)" office:value-type="string" office:string-value="Menor" calcext:value-type="string">
            <text:p>Menor</text:p>
          </table:table-cell>
          <table:table-cell table:formula="of:=IF(MOD([.B8];2)=0; &quot;Parell&quot;; &quot;Senar&quot;)" office:value-type="string" office:string-value="Senar" calcext:value-type="string">
            <text:p>Senar</text:p>
          </table:table-cell>
          <table:table-cell table:formula="of:=[.B8]" office:value-type="float" office:value="5" calcext:value-type="float">
            <text:p>5</text:p>
          </table:table-cell>
          <table:table-cell table:formula="of:=DEC2BIN([.E8])" office:value-type="string" office:string-value="101" calcext:value-type="string">
            <text:p>101</text:p>
          </table:table-cell>
          <table:table-cell table:formula="of:=DEC2OCT([.E8])" office:value-type="string" office:string-value="5" calcext:value-type="string">
            <text:p>5</text:p>
          </table:table-cell>
          <table:table-cell table:formula="of:=DEC2HEX([.E8])" office:value-type="string" office:string-value="5" calcext:value-type="string">
            <text:p>5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IF([.B9]&gt;=10;&quot;Major&quot;;&quot;Menor&quot;)" office:value-type="string" office:string-value="Major" calcext:value-type="string">
            <text:p>Major</text:p>
          </table:table-cell>
          <table:table-cell table:formula="of:=IF(MOD([.B9];2)=0; &quot;Parell&quot;; &quot;Senar&quot;)" office:value-type="string" office:string-value="Parell" calcext:value-type="string">
            <text:p>Parell</text:p>
          </table:table-cell>
          <table:table-cell table:formula="of:=[.B9]" office:value-type="float" office:value="44" calcext:value-type="float">
            <text:p>44</text:p>
          </table:table-cell>
          <table:table-cell table:formula="of:=DEC2BIN([.E9])" office:value-type="string" office:string-value="101100" calcext:value-type="string">
            <text:p>101100</text:p>
          </table:table-cell>
          <table:table-cell table:formula="of:=DEC2OCT([.E9])" office:value-type="string" office:string-value="54" calcext:value-type="string">
            <text:p>54</text:p>
          </table:table-cell>
          <table:table-cell table:formula="of:=DEC2HEX([.E9])" office:value-type="string" office:string-value="2C" calcext:value-type="string">
            <text:p>2C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IF([.B10]&gt;=10;&quot;Major&quot;;&quot;Menor&quot;)" office:value-type="string" office:string-value="Major" calcext:value-type="string">
            <text:p>Major</text:p>
          </table:table-cell>
          <table:table-cell table:formula="of:=IF(MOD([.B10];2)=0; &quot;Parell&quot;; &quot;Senar&quot;)" office:value-type="string" office:string-value="Senar" calcext:value-type="string">
            <text:p>Senar</text:p>
          </table:table-cell>
          <table:table-cell table:formula="of:=[.B10]" office:value-type="float" office:value="35" calcext:value-type="float">
            <text:p>35</text:p>
          </table:table-cell>
          <table:table-cell table:formula="of:=DEC2BIN([.E10])" office:value-type="string" office:string-value="100011" calcext:value-type="string">
            <text:p>100011</text:p>
          </table:table-cell>
          <table:table-cell table:formula="of:=DEC2OCT([.E10])" office:value-type="string" office:string-value="43" calcext:value-type="string">
            <text:p>43</text:p>
          </table:table-cell>
          <table:table-cell table:formula="of:=DEC2HEX([.E10])" office:value-type="string" office:string-value="23" calcext:value-type="string">
            <text:p>2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1]&gt;=10;&quot;Major&quot;;&quot;Menor&quot;)" office:value-type="string" office:string-value="Menor" calcext:value-type="string">
            <text:p>Menor</text:p>
          </table:table-cell>
          <table:table-cell table:formula="of:=IF(MOD([.B11];2)=0; &quot;Parell&quot;; &quot;Senar&quot;)" office:value-type="string" office:string-value="Senar" calcext:value-type="string">
            <text:p>Senar</text:p>
          </table:table-cell>
          <table:table-cell table:formula="of:=[.B11]" office:value-type="float" office:value="5" calcext:value-type="float">
            <text:p>5</text:p>
          </table:table-cell>
          <table:table-cell table:formula="of:=DEC2BIN([.E11])" office:value-type="string" office:string-value="101" calcext:value-type="string">
            <text:p>101</text:p>
          </table:table-cell>
          <table:table-cell table:formula="of:=DEC2OCT([.E11])" office:value-type="string" office:string-value="5" calcext:value-type="string">
            <text:p>5</text:p>
          </table:table-cell>
          <table:table-cell table:formula="of:=DEC2HEX([.E11])" office:value-type="string" office:string-value="5" calcext:value-type="string">
            <text:p>5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IF([.B12]&gt;=10;&quot;Major&quot;;&quot;Menor&quot;)" office:value-type="string" office:string-value="Major" calcext:value-type="string">
            <text:p>Major</text:p>
          </table:table-cell>
          <table:table-cell table:formula="of:=IF(MOD([.B12];2)=0; &quot;Parell&quot;; &quot;Senar&quot;)" office:value-type="string" office:string-value="Senar" calcext:value-type="string">
            <text:p>Senar</text:p>
          </table:table-cell>
          <table:table-cell table:formula="of:=[.B12]" office:value-type="float" office:value="33" calcext:value-type="float">
            <text:p>33</text:p>
          </table:table-cell>
          <table:table-cell table:formula="of:=DEC2BIN([.E12])" office:value-type="string" office:string-value="100001" calcext:value-type="string">
            <text:p>100001</text:p>
          </table:table-cell>
          <table:table-cell table:formula="of:=DEC2OCT([.E12])" office:value-type="string" office:string-value="41" calcext:value-type="string">
            <text:p>41</text:p>
          </table:table-cell>
          <table:table-cell table:formula="of:=DEC2HEX([.E12])" office:value-type="string" office:string-value="21" calcext:value-type="string">
            <text:p>21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formula="of:=IF([.B13]&gt;=10;&quot;Major&quot;;&quot;Menor&quot;)" office:value-type="string" office:string-value="Major" calcext:value-type="string">
            <text:p>Major</text:p>
          </table:table-cell>
          <table:table-cell table:formula="of:=IF(MOD([.B13];2)=0; &quot;Parell&quot;; &quot;Senar&quot;)" office:value-type="string" office:string-value="Senar" calcext:value-type="string">
            <text:p>Senar</text:p>
          </table:table-cell>
          <table:table-cell table:formula="of:=[.B13]" office:value-type="float" office:value="77" calcext:value-type="float">
            <text:p>77</text:p>
          </table:table-cell>
          <table:table-cell table:formula="of:=DEC2BIN([.E13])" office:value-type="string" office:string-value="1001101" calcext:value-type="string">
            <text:p>1001101</text:p>
          </table:table-cell>
          <table:table-cell table:formula="of:=DEC2OCT([.E13])" office:value-type="string" office:string-value="115" calcext:value-type="string">
            <text:p>115</text:p>
          </table:table-cell>
          <table:table-cell table:formula="of:=DEC2HEX([.E13])" office:value-type="string" office:string-value="4D" calcext:value-type="string">
            <text:p>4D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table:formula="of:=IF([.B14]&gt;=10;&quot;Major&quot;;&quot;Menor&quot;)" office:value-type="string" office:string-value="Major" calcext:value-type="string">
            <text:p>Major</text:p>
          </table:table-cell>
          <table:table-cell table:formula="of:=IF(MOD([.B14];2)=0; &quot;Parell&quot;; &quot;Senar&quot;)" office:value-type="string" office:string-value="Parell" calcext:value-type="string">
            <text:p>Parell</text:p>
          </table:table-cell>
          <table:table-cell table:formula="of:=[.B14]" office:value-type="float" office:value="354" calcext:value-type="float">
            <text:p>354</text:p>
          </table:table-cell>
          <table:table-cell table:formula="of:=DEC2BIN([.E14])" office:value-type="string" office:string-value="101100010" calcext:value-type="string">
            <text:p>101100010</text:p>
          </table:table-cell>
          <table:table-cell table:formula="of:=DEC2OCT([.E14])" office:value-type="string" office:string-value="542" calcext:value-type="string">
            <text:p>542</text:p>
          </table:table-cell>
          <table:table-cell table:formula="of:=DEC2HEX([.E14])" office:value-type="string" office:string-value="162" calcext:value-type="string">
            <text:p>162</text:p>
          </table:table-cell>
        </table:table-row>
      </table:table>
      <table:named-expressions/>
      <table:database-ranges>
        <table:database-range table:name="__Anonymous_Sheet_DB__0" table:target-range-address="Sheet1.B4:Sheet1.D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9T09:15:23.857527500</dc:date>
    <meta:editing-duration>PT1M7S</meta:editing-duration>
    <meta:editing-cycles>1</meta:editing-cycles>
    <meta:document-statistic meta:table-count="1" meta:cell-count="76" meta:object-count="0"/>
    <meta:generator>LibreOffice/7.3.7.2$Linux_X86_64 LibreOffice_project/30$Build-2</meta:generator>
  </office:meta>
</office:document-meta>
</file>